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a23" officeooo:paragraph-rsid="001d6a23"/>
    </style:style>
    <style:style style:name="P2" style:family="paragraph" style:parent-style-name="Standard">
      <style:text-properties style:font-name="Arial" fo:font-size="12pt" fo:font-weight="bold" officeooo:paragraph-rsid="001d6a2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officeooo:rsid="001d6a23" officeooo:paragraph-rsid="001d6a23"/>
    </style:style>
    <style:style style:name="P4" style:family="paragraph" style:parent-style-name="Standard">
      <style:text-properties style:font-name="Arial" officeooo:rsid="001e3e27" officeooo:paragraph-rsid="001e3e27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officeooo:rsid="001d6a23" officeooo:paragraph-rsid="001d6a23"/>
    </style:style>
    <style:style style:name="T1" style:family="text">
      <style:text-properties officeooo:rsid="001d6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77 – </text:span>COMANDOS DF E DU – MONITORAR USO DOS DISCOS E DIRETÓRIOS</text:p>
      <text:p text:style-name="P1"/>
      <text:p text:style-name="P3">Exibe informações gerais sobre a utilização de discos em sistemas de arquivos montados</text:p>
      <text:p text:style-name="P5">df -h – Resultados em formato legível</text:p>
      <text:p text:style-name="P3">df -i – Infos sobre inodes restantes</text:p>
      <text:p text:style-name="P3"/>
      <text:p text:style-name="P4">Exibe informações sobre uso do disco para o diretórios.</text:p>
      <text:p text:style-name="P4">du [opções]</text:p>
      <text:p text:style-name="P4">-a – Mostra todos os arquivos</text:p>
      <text:p text:style-name="P4">-c – Formato legível</text:p>
      <text:p text:style-name="P4">-s – Exibe o total de um diretório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22:46:05.021446082</meta:creation-date>
    <dc:date>2020-08-13T23:12:44.286578244</dc:date>
    <meta:editing-duration>PT5M44S</meta:editing-duration>
    <meta:editing-cycles>1</meta:editing-cycles>
    <meta:document-statistic meta:table-count="0" meta:image-count="0" meta:object-count="0" meta:page-count="1" meta:paragraph-count="9" meta:word-count="62" meta:character-count="369" meta:non-whitespace-character-count="309"/>
    <meta:generator>LibreOffice/6.4.4.2$Linux_X86_64 LibreOffice_project/40$Build-2</meta:generator>
  </office:meta>
</office:document-meta>
</file>